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text-properties fo:font-size="20pt"/>
    </style:style>
    <style:style style:name="P4" style:family="paragraph">
      <style:paragraph-properties style:writing-mode="lr-tb"/>
      <style:text-properties fo:color="#000000" loext:opacity="100%"/>
    </style:style>
    <style:style style:name="P5" style:family="paragraph">
      <style:paragraph-properties fo:text-align="center" style:writing-mode="lr-tb"/>
    </style:style>
    <style:style style:name="P6" style:family="paragraph">
      <style:paragraph-properties fo:margin-left="0cm" fo:margin-right="0cm" fo:margin-top="0.374cm" fo:margin-bottom="0cm" fo:text-indent="0cm" style:writing-mode="lr-tb"/>
    </style:style>
    <style:style style:name="P7" style:family="paragraph">
      <loext:graphic-properties draw:fill-color="#ffffff"/>
    </style:style>
    <style:style style:name="T1" style:family="text">
      <style:text-properties fo:font-size="20pt" style:font-size-asian="20pt" style:font-size-complex="20pt"/>
    </style:style>
    <style:style style:name="T2"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cm" svg:y="4.5cm" presentation:class="title" presentation:user-transformed="true">
          <draw:text-box>
            <text:p>Création d’un stage </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user-transformed="true">
          <draw:text-box>
            <text:p>Pourquoi créer une convention de stage ?</text:p>
          </draw:text-box>
        </draw:frame>
        <draw:frame presentation:style-name="pr4" draw:layer="layout" svg:width="26cm" svg:height="10cm" svg:x="1cm" svg:y="3cm" presentation:class="outline">
          <draw:text-box>
            <text:list text:style-name="L2">
              <text:list-item>
                <text:p>La convention de stage est obligatoire car elle remplace le contrat de travail pour le stagiaire </text:p>
              </text:list-item>
            </text:list>
          </draw:text-box>
        </draw:frame>
        <presentation:notes draw:style-name="dp4">
          <office:forms form:automatic-focus="false" form:apply-design-mode="false"/>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4" draw:layer="layout" svg:width="26cm" svg:height="1.328cm" svg:x="1cm" svg:y="0.5cm" presentation:class="title" presentation:user-transformed="true">
          <draw:text-box>
            <text:p text:style-name="P1">Contrat de stage</text:p>
          </draw:text-box>
        </draw:frame>
        <draw:frame presentation:style-name="pr7" draw:text-style-name="P1" draw:layer="layout" svg:width="26cm" svg:height="10cm" svg:x="1cm" svg:y="3cm" presentation:class="outline">
          <draw:text-box>
            <text:list text:style-name="L2">
              <text:list-item>
                <text:p text:style-name="P1"><text:span text:style-name="T1">Le contrat de stage est une convention signée entre un employeur, le stagiaire et un établissement d'enseignement. </text:span></text:p>
                <text:p text:style-name="P1"><text:span text:style-name="T1"/></text:p>
              </text:list-item>
              <text:list-item>
                <text:p text:style-name="P1"><text:span text:style-name="T1">Le contrat de stagiaire s'inscrit dans le cadre d'un cursus pédagogique où le stagiaire est mis dans une situation professionnelle en adéquation avec la formation suivie.</text:span></text:p>
                <text:p text:style-name="P1"><text:span text:style-name="T1"/></text:p>
              </text:list-item>
              <text:list-item>
                <text:p text:style-name="P1"><text:span text:style-name="T1">Ce document permet de réglementer le statut souvent « flou » du stagiaire. Par ailleurs, la convention met en place une assurance contre les accidents du travail. Elle est donc indispensable</text:span> </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6" draw:text-style-name="P4" draw:layer="layout" svg:width="26cm" svg:height="1.328cm" svg:x="1cm" svg:y="0.5cm" presentation:class="title" presentation:user-transformed="true">
          <draw:text-box>
            <text:p text:style-name="P1">Contenu convention <text:s/>de stage</text:p>
          </draw:text-box>
        </draw:frame>
        <draw:frame presentation:style-name="pr7" draw:text-style-name="P1" draw:layer="layout" svg:width="26cm" svg:height="10cm" svg:x="1cm" svg:y="3cm" presentation:class="outline" presentation:user-transformed="true">
          <draw:text-box>
            <text:list text:style-name="L2">
              <text:list-item>
                <text:p text:style-name="P1"><text:span text:style-name="T2">1/ La définition des missions confiées au stagiaire et objectifs du stage, accueil et encadrement du stagiaire </text:span></text:p>
              </text:list-item>
              <text:list-item>
                <text:p text:style-name="P1"><text:span text:style-name="T2">2/ Les dates de début et de fin du stage (durée en nombre de jours) </text:span></text:p>
              </text:list-item>
              <text:list-item>
                <text:p text:style-name="P1"><text:span text:style-name="T2">3/ La durée hebdomadaire maximale de présence du stagiaire dans l'entreprise. La présence, le cas échéant, du stagiaire dans l’entreprise la nuit, le dimanche ou un jour férié doit être indiquée </text:span></text:p>
              </text:list-item>
              <text:list-item>
                <text:p text:style-name="P1"><text:span text:style-name="T2">4/ Le montant de la rémunération <text:s/>versée et les modalités de son versement (RIB, chèque...) </text:span></text:p>
              </text:list-item>
              <text:list-item>
                <text:p text:style-name="P1"><text:span text:style-name="T2">5/ La liste des avantages offerts, le cas échéant, par l’entreprise au stagiaire, notamment en ce qui concerne sa restauration, son hébergement ou le remboursement des frais engagés pour effectuer son stage (transport) </text:span></text:p>
              </text:list-item>
              <text:list-item>
                <text:p text:style-name="P1"><text:span text:style-name="T2">6/ Le régime de protection sociale dont bénéficie le stagiaire</text:span></text:p>
              </text:list-item>
              <text:list-item>
                <text:p text:style-name="P1"><text:span text:style-name="T2"/></text:p>
              </text:list-item>
            </text:list>
          </draw:text-box>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presentation:user-transformed="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draw:text-box>
            <text:p text:style-name="P5">Contenu convention <text:s/>de stage</text:p>
          </draw:text-box>
        </draw:frame>
        <draw:frame presentation:style-name="pr4" draw:layer="layout" svg:width="26cm" svg:height="10cm" svg:x="1cm" svg:y="3cm" presentation:class="outline">
          <draw:text-box>
            <text:list text:style-name="L2">
              <text:list-item>
                <text:p text:style-name="P6"><text:span text:style-name="T2">7/ Les conditions dans lesquelles les responsables du stage, l’un représentant l’établissement, l’autre l’entreprise, assurent l’encadrement du stagiaire </text:span></text:p>
              </text:list-item>
              <text:list-item>
                <text:p text:style-name="P6"><text:span text:style-name="T2">8/ Les conditions de délivrance d’une « attestation de stage » et si nécessaire les modalités de validation du stage pour l’obtention du diplôme préparé </text:span></text:p>
              </text:list-item>
              <text:list-item>
                <text:p text:style-name="P6"><text:span text:style-name="T2">9/ Les modalités de suspension et de résiliation <text:s/>du stage </text:span></text:p>
              </text:list-item>
              <text:list-item>
                <text:p text:style-name="P6"><text:span text:style-name="T2">10/ Les conditions dans lesquelles le stagiaire est autorisé à s’absenter, notamment dans le cadre d’obligations attestées par l’établissement d’enseignement </text:span></text:p>
              </text:list-item>
              <text:list-item>
                <text:p text:style-name="P6"><text:span text:style-name="T2">11/ Les clauses du règlement intérieur de l’entreprise applic</text:span><text:span text:style-name="T1">ables au stagiaire, lorsqu’il existe.</text:span>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 draw:display-name="Gradient 3" draw:style="linear" draw:start-color="#3465a4" draw:end-color="#ffffff" draw:start-intensity="100%" draw:end-intensity="100%" draw:angle="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ed_20__28_var_29__20_2" draw:fill-gradient-name="Gradient_20_3" draw:fill-hatch-name="Hatching_20_1"/>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4T08:14:23.123000000</meta:creation-date>
    <meta:editing-duration>PT19M27S</meta:editing-duration>
    <meta:editing-cycles>5</meta:editing-cycles>
    <meta:generator>LibreOffice/7.0.3.1$Windows_X86_64 LibreOffice_project/d7547858d014d4cf69878db179d326fc3483e082</meta:generator>
    <dc:title>Blue Curve</dc:title>
    <dc:date>2021-10-14T08:55:04.048000000</dc:date>
    <meta:document-statistic meta:object-count="54"/>
  </office:meta>
</office:document-meta>
</file>